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00000002058D2631539FDB5F2.png" manifest:media-type="image/png"/>
  <manifest:file-entry manifest:full-path="Pictures/100000000000002000000020897F4172D0585C04.png" manifest:media-type="image/png"/>
  <manifest:file-entry manifest:full-path="Pictures/10000000000000200000002047AB0C7C637C827A.png" manifest:media-type="image/png"/>
  <manifest:file-entry manifest:full-path="Pictures/10000000000000200000002050CC7389A58A3564.png" manifest:media-type="image/png"/>
  <manifest:file-entry manifest:full-path="Pictures/100000000000002000000020C740821FE655E848.png" manifest:media-type="image/png"/>
  <manifest:file-entry manifest:full-path="Pictures/1000000000000020000000201E2EC896BD4A0002.png" manifest:media-type="image/png"/>
  <manifest:file-entry manifest:full-path="Pictures/1000000000000020000000203F8F42F9039F9C4A.png" manifest:media-type="image/png"/>
  <manifest:file-entry manifest:full-path="Pictures/1000000000000020000000208149F2F43782EB66.png" manifest:media-type="image/png"/>
  <manifest:file-entry manifest:full-path="Pictures/1000000000000020000000208F3D075F21BC2016.png" manifest:media-type="image/png"/>
  <manifest:file-entry manifest:full-path="Pictures/100000000000002000000020D6C3C1E2ACBB3607.png" manifest:media-type="image/png"/>
  <manifest:file-entry manifest:full-path="Pictures/100000000000002000000020ED74DBD63EA6F892.png" manifest:media-type="image/png"/>
  <manifest:file-entry manifest:full-path="Pictures/1000000000000020000000204DF85B568658D9CE.png" manifest:media-type="image/png"/>
  <manifest:file-entry manifest:full-path="Pictures/1000000000000020000000205EDF9386D37DF767.png" manifest:media-type="image/png"/>
  <manifest:file-entry manifest:full-path="Pictures/1000000000000020000000202109A5AFF8121903.png" manifest:media-type="image/png"/>
  <manifest:file-entry manifest:full-path="Pictures/100000000000002000000020C0A7971FBAD801B8.png" manifest:media-type="image/png"/>
  <manifest:file-entry manifest:full-path="Pictures/1000000000000020000000209E971AE6CF4AB520.png" manifest:media-type="image/png"/>
  <manifest:file-entry manifest:full-path="Pictures/10000000000000200000002046DB2C907062FB54.png" manifest:media-type="image/png"/>
  <manifest:file-entry manifest:full-path="Pictures/1000000000000020000000206ECAE437C26E1ACE.png" manifest:media-type="image/png"/>
  <manifest:file-entry manifest:full-path="Pictures/100000000000002000000020B568EA516871BEAA.png" manifest:media-type="image/png"/>
  <manifest:file-entry manifest:full-path="Pictures/100000000000002000000020F6CA105216966DDC.png" manifest:media-type="image/png"/>
  <manifest:file-entry manifest:full-path="Pictures/100000000000002000000020B95C88F69D5D6765.png" manifest:media-type="image/png"/>
  <manifest:file-entry manifest:full-path="Pictures/1000000000000020000000204AE5713D9E799A29.png" manifest:media-type="image/png"/>
  <manifest:file-entry manifest:full-path="Pictures/1000000000000020000000200B5398A16809735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表1" style:family="table">
      <style:table-properties style:width="16.492cm" table:align="left"/>
    </style:style>
    <style:style style:name="表1.A" style:family="table-column">
      <style:table-column-properties style:column-width="4.498cm"/>
    </style:style>
    <style:style style:name="表1.B" style:family="table-column">
      <style:table-column-properties style:column-width="2.91cm"/>
    </style:style>
    <style:style style:name="表1.C" style:family="table-column">
      <style:table-column-properties style:column-width="2.999cm"/>
    </style:style>
    <style:style style:name="表1.D" style:family="table-column">
      <style:table-column-properties style:column-width="3.193cm"/>
    </style:style>
    <style:style style:name="表1.E" style:family="table-column">
      <style:table-column-properties style:column-width="2.893cm"/>
    </style:style>
    <style:style style:name="表1.A1" style:family="table-cell">
      <style:table-cell-properties fo:padding="0.097cm" fo:border-left="0.05pt solid #000000" fo:border-right="none" fo:border-top="0.05pt solid #000000" fo:border-bottom="0.05pt solid #000000"/>
    </style:style>
    <style:style style:name="表1.E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E2" style:family="table-cell">
      <style:table-cell-properties fo:padding="0.097cm" fo:border-left="0.05pt solid #000000" fo:border-right="0.05pt solid #000000" fo:border-top="none" fo:border-bottom="0.05pt solid #000000"/>
    </style:style>
    <style:style style:name="表2" style:family="table">
      <style:table-properties style:width="16.492cm" table:align="left"/>
    </style:style>
    <style:style style:name="表2.A" style:family="table-column">
      <style:table-column-properties style:column-width="4.498cm"/>
    </style:style>
    <style:style style:name="表2.B" style:family="table-column">
      <style:table-column-properties style:column-width="2.91cm"/>
    </style:style>
    <style:style style:name="表2.C" style:family="table-column">
      <style:table-column-properties style:column-width="2.999cm"/>
    </style:style>
    <style:style style:name="表2.D" style:family="table-column">
      <style:table-column-properties style:column-width="3.193cm"/>
    </style:style>
    <style:style style:name="表2.E" style:family="table-column">
      <style:table-column-properties style:column-width="2.893cm"/>
    </style:style>
    <style:style style:name="表2.A1" style:family="table-cell">
      <style:table-cell-properties fo:padding="0.097cm" fo:border-left="0.05pt solid #000000" fo:border-right="none" fo:border-top="0.05pt solid #000000" fo:border-bottom="0.05pt solid #000000"/>
    </style:style>
    <style:style style:name="表2.E1" style:family="table-cell">
      <style:table-cell-properties fo:padding="0.097cm" fo:border="0.05pt solid #000000"/>
    </style:style>
    <style:style style:name="表2.A2" style:family="table-cell">
      <style:table-cell-properties fo:padding="0.097cm" fo:border-left="0.05pt solid #000000" fo:border-right="none" fo:border-top="none" fo:border-bottom="0.05pt solid #000000"/>
    </style:style>
    <style:style style:name="表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458dd" officeooo:paragraph-rsid="0005e016"/>
    </style:style>
    <style:style style:name="P2" style:family="paragraph" style:parent-style-name="Standard">
      <style:text-properties officeooo:rsid="00138df6" officeooo:paragraph-rsid="00138df6"/>
    </style:style>
    <style:style style:name="P3" style:family="paragraph" style:parent-style-name="Standard">
      <style:text-properties officeooo:rsid="00138df6" officeooo:paragraph-rsid="00222447"/>
    </style:style>
    <style:style style:name="P4" style:family="paragraph" style:parent-style-name="Standard">
      <style:text-properties officeooo:rsid="00138df6" officeooo:paragraph-rsid="003ce620"/>
    </style:style>
    <style:style style:name="P5" style:family="paragraph" style:parent-style-name="Standard">
      <style:text-properties officeooo:rsid="00138df6" officeooo:paragraph-rsid="0040d5ff"/>
    </style:style>
    <style:style style:name="P6" style:family="paragraph" style:parent-style-name="Standard">
      <style:text-properties officeooo:paragraph-rsid="001ee54b"/>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rsid="000458dd" officeooo:paragraph-rsid="0005e016" style:font-weight-asian="bold" style:font-weight-complex="bold"/>
    </style:style>
    <style:style style:name="P9" style:family="paragraph" style:parent-style-name="Standard">
      <style:text-properties fo:font-weight="bold" officeooo:rsid="00138df6" officeooo:paragraph-rsid="00138df6" style:font-weight-asian="bold" style:font-weight-complex="bold"/>
    </style:style>
    <style:style style:name="P10" style:family="paragraph" style:parent-style-name="Standard">
      <style:text-properties fo:font-weight="bold" officeooo:rsid="003ce620" officeooo:paragraph-rsid="003ce620" style:font-weight-asian="bold" style:font-weight-complex="bold"/>
    </style:style>
    <style:style style:name="P11" style:family="paragraph" style:parent-style-name="Standard">
      <style:text-properties officeooo:rsid="003a6587" officeooo:paragraph-rsid="003a6587"/>
    </style:style>
    <style:style style:name="P12" style:family="paragraph" style:parent-style-name="Standard">
      <style:text-properties officeooo:rsid="003a6587" officeooo:paragraph-rsid="003af41b"/>
    </style:style>
    <style:style style:name="P13" style:family="paragraph" style:parent-style-name="Standard">
      <style:text-properties officeooo:paragraph-rsid="003af41b"/>
    </style:style>
    <style:style style:name="P14" style:family="paragraph" style:parent-style-name="Standard">
      <style:text-properties officeooo:rsid="003ce620" officeooo:paragraph-rsid="003ce620"/>
    </style:style>
    <style:style style:name="P15" style:family="paragraph" style:parent-style-name="Standard">
      <style:text-properties officeooo:rsid="0040d5ff" officeooo:paragraph-rsid="0040d5ff"/>
    </style:style>
    <style:style style:name="P16" style:family="paragraph" style:parent-style-name="Standard">
      <style:text-properties fo:font-weight="normal" officeooo:rsid="003ce620" officeooo:paragraph-rsid="003ce620" style:font-weight-asian="normal" style:font-weight-complex="normal"/>
    </style:style>
    <style:style style:name="P17" style:family="paragraph" style:parent-style-name="Standard">
      <style:text-properties fo:font-weight="normal" officeooo:rsid="003ce620" officeooo:paragraph-rsid="0042710c" style:font-weight-asian="normal" style:font-weight-complex="normal"/>
    </style:style>
    <style:style style:name="P18" style:family="paragraph" style:parent-style-name="Table_20_Contents">
      <style:text-properties officeooo:rsid="002dec2f" officeooo:paragraph-rsid="002dec2f"/>
    </style:style>
    <style:style style:name="P19" style:family="paragraph" style:parent-style-name="Table_20_Contents">
      <style:text-properties officeooo:rsid="002dec2f" officeooo:paragraph-rsid="003af41b"/>
    </style:style>
    <style:style style:name="P20" style:family="paragraph" style:parent-style-name="Table_20_Contents">
      <style:text-properties officeooo:rsid="0033ff1d" officeooo:paragraph-rsid="0033ff1d"/>
    </style:style>
    <style:style style:name="P21" style:family="paragraph" style:parent-style-name="Table_20_Contents">
      <style:text-properties officeooo:rsid="003465e5" officeooo:paragraph-rsid="003465e5"/>
    </style:style>
    <style:style style:name="P22" style:family="paragraph" style:parent-style-name="Table_20_Contents">
      <style:text-properties officeooo:rsid="003465e5" officeooo:paragraph-rsid="003af41b"/>
    </style:style>
    <style:style style:name="P23" style:family="paragraph" style:parent-style-name="Table_20_Contents">
      <style:text-properties officeooo:paragraph-rsid="003af41b"/>
    </style:style>
    <style:style style:name="P24" style:family="paragraph" style:parent-style-name="Table_20_Contents">
      <style:text-properties officeooo:rsid="003af41b" officeooo:paragraph-rsid="003af41b"/>
    </style:style>
    <style:style style:name="T1" style:family="text">
      <style:text-properties officeooo:rsid="000dc7fd"/>
    </style:style>
    <style:style style:name="T2" style:family="text">
      <style:text-properties officeooo:rsid="001d4496"/>
    </style:style>
    <style:style style:name="T3" style:family="text">
      <style:text-properties officeooo:rsid="002dec2f"/>
    </style:style>
    <style:style style:name="T4" style:family="text">
      <style:text-properties officeooo:rsid="00332e7b"/>
    </style:style>
    <style:style style:name="T5" style:family="text">
      <style:text-properties officeooo:rsid="0033ff1d"/>
    </style:style>
    <style:style style:name="T6" style:family="text">
      <style:text-properties officeooo:rsid="0036379e"/>
    </style:style>
    <style:style style:name="T7" style:family="text">
      <style:text-properties officeooo:rsid="003693e8"/>
    </style:style>
    <style:style style:name="T8" style:family="text">
      <style:text-properties officeooo:rsid="0037f9c8"/>
    </style:style>
    <style:style style:name="T9" style:family="text">
      <style:text-properties officeooo:rsid="003af41b"/>
    </style:style>
    <style:style style:name="T10" style:family="text">
      <style:text-properties officeooo:rsid="003ce620"/>
    </style:style>
    <style:style style:name="T11" style:family="text">
      <style:text-properties officeooo:rsid="003f71a3"/>
    </style:style>
    <style:style style:name="T12" style:family="text">
      <style:text-properties officeooo:rsid="0040d5ff"/>
    </style:style>
    <style:style style:name="T13" style:family="text">
      <style:text-properties officeooo:rsid="0042710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課題2</text:p>
      <text:p text:style-name="Standard">予測モデルの正答率は0.838</text:p>
      <text:p text:style-name="Standard"/>
      <text:p text:style-name="P7">課題3</text:p>
      <text:p text:style-name="P6"/>
      <text:p text:style-name="Standard">元の画像の画素をベクトル化したものに摂動を加えたあと、32×32個の画素の最大値を255、最小値を0とするような線形変換をした（端数は四捨五入して整数値にする）。</text:p>
      <text:p text:style-name="P1">元の画像にランダムな摂動を加えた画像（ベースライン）では正答率は0.81であるのに対し、FGSMに基づく摂動を加えた画像では正答率は0.013となった。</text:p>
      <text:p text:style-name="P1"/>
      <text:p text:style-name="P1">また、ε0は小さいため、摂動を加えた画像の（人間から見た）外見はあまり違わず、元通りの文字として認識できる。</text:p>
      <text:p text:style-name="P1"/>
      <text:p text:style-name="P1"><draw:frame draw:style-name="fr1" draw:name="イメージ23" text:anchor-type="paragraph" svg:x="7.174cm" svg:y="0.298cm" svg:width="0.847cm" svg:height="0.847cm" draw:z-index="22"><draw:image xlink:href="Pictures/1000000000000020000000208149F2F43782EB66.png" xlink:type="simple" xlink:show="embed" xlink:actuate="onLoad" loext:mime-type="image/x-vclgraphic"/></draw:frame><draw:frame draw:style-name="fr1" draw:name="イメージ22" text:anchor-type="paragraph" svg:x="4.725cm" svg:y="0.256cm" svg:width="0.847cm" svg:height="0.847cm" draw:z-index="21"><draw:image xlink:href="Pictures/100000000000002000000020C0A7971FBAD801B8.png" xlink:type="simple" xlink:show="embed" xlink:actuate="onLoad" loext:mime-type="image/x-vclgraphic"/></draw:frame><draw:frame draw:style-name="fr1" draw:name="イメージ21" text:anchor-type="paragraph" svg:x="2.233cm" svg:y="0.189cm" svg:width="0.847cm" svg:height="0.847cm" draw:z-index="20"><draw:image xlink:href="Pictures/100000000000002000000020ED74DBD63EA6F892.png" xlink:type="simple" xlink:show="embed" xlink:actuate="onLoad" loext:mime-type="image/x-vclgraphic"/></draw:frame></text:p>
      <text:p text:style-name="P1"/>
      <text:p text:style-name="P1"/>
      <text:p text:style-name="P1"/>
      <text:p text:style-name="P1">図<text:span text:style-name="T9">1</text:span>　左から順に元の画像・ランダムな摂動を加えた画像・FGSMに基づく摂動を加えた画像</text:p>
      <text:p text:style-name="P1"/>
      <text:p text:style-name="P1"/>
      <text:p text:style-name="P8">課題4（2値化による防御とそれに対する攻撃）</text:p>
      <text:p text:style-name="P8"/>
      <text:p text:style-name="P8">4.1<text:span text:style-name="T6">　画像を</text:span>2値化してから分類することにより、FGSMから防御する</text:p>
      <text:p text:style-name="P1">入力した番号のpgmファイルを読み込み、画素の値を左上から右方向に読み込み、1024次元のベクトルとする関数<text:span text:style-name="T1">pgm_to_vec_binary(pgmファイルの番号)を実装した。</text:span></text:p>
      <text:p text:style-name="P1">ただし、元の画像の画素値が129以上のピクセルは全て255（白）、画素値128以下ピクセルは全ては0（黒）とするという2値化処理をしている。</text:p>
      <text:p text:style-name="P1">課題3で摂動（ノイズ）を与えた画素の値は小さくても230（白に近い灰色）程度なので、ニューラルネットワーク予測モデルに入力する前に255（白）になるのでFGSMの攻撃は防御できる。</text:p>
      <text:p text:style-name="P1"/>
      <text:p text:style-name="P1"/>
      <text:p text:style-name="P8">4.2<text:span text:style-name="T6">　2値化による防御をされても突破できる攻撃方法についての考察</text:span></text:p>
      <text:p text:style-name="P1"/>
      <text:p text:style-name="P1">以下の目標を設定して攻撃する。</text:p>
      <text:p text:style-name="P2">1.元の画像のいくつかのピクセルの画素値を122（実際には２値化のスレッショルドに応じて「黒」にされるグレーであれば何でも良い）にして、ニューラルネットワーク予測モデルに分類を誤らせる。</text:p>
      <text:p text:style-name="P2">2.1.の処理をした画像を人間が目で見た時には元の文字と認識し、かつ可能な限り1.の攻撃的な処理をしたことに気づかないようにする。</text:p>
      <text:p text:style-name="P2"/>
      <text:p text:style-name="P3">そこで、課題3と同じ方法で画像ごとにクロスエントロピー誤差関数を各画素の値で偏微分したもの（∇<text:span text:style-name="T2">xL）を求め、画素値が下がるときにクロスエントロピー誤差を大きくする（＝予測モデルが間違いやすくなる）ようなピクセルを探し当てる。私のレポートでは、</text:span>∇<text:span text:style-name="T2">xLに対して閾値を設け、それを下回る偏微分係数を持つピクセルの画素値が2値化後0（黒）になるような方法をとることにした。</text:span></text:p>
      <text:p text:style-name="P2"/>
      <text:p text:style-name="P2">この攻撃の結果、クロスエントロピー関数の偏微分係数の閾値を変えた場合のニューラルネットワークの正答率は以下の表の通りである。</text:p>
      <text:p text:style-name="P2"/>
      <table:table table:name="表1" table:style-name="表1">
        <table:table-column table:style-name="表1.A"/>
        <table:table-column table:style-name="表1.B"/>
        <table:table-column table:style-name="表1.C"/>
        <table:table-column table:style-name="表1.D"/>
        <table:table-column table:style-name="表1.E"/>
        <table:table-row>
          <table:table-cell table:style-name="表1.A1" office:value-type="string">
            <text:p text:style-name="Table_20_Contents">閾値</text:p>
          </table:table-cell>
          <table:table-cell table:style-name="表1.A1" office:value-type="string">
            <text:p text:style-name="Table_20_Contents">-<text:span text:style-name="T3">0.0002</text:span></text:p>
          </table:table-cell>
          <table:table-cell table:style-name="表1.A1" office:value-type="string">
            <text:p text:style-name="Table_20_Contents">-<text:span text:style-name="T3">0.0004</text:span></text:p>
          </table:table-cell>
          <table:table-cell table:style-name="表1.A1" office:value-type="string">
            <text:p text:style-name="Table_20_Contents">-<text:span text:style-name="T3">0.0008</text:span></text:p>
          </table:table-cell>
          <table:table-cell table:style-name="表1.E1" office:value-type="string">
            <text:p text:style-name="Table_20_Contents">-<text:span text:style-name="T3">0.0012</text:span></text:p>
          </table:table-cell>
        </table:table-row>
        <table:table-row>
          <table:table-cell table:style-name="表1.A2" office:value-type="string">
            <text:p text:style-name="Table_20_Contents">画像を2値化した後で予測した時の正答率</text:p>
          </table:table-cell>
          <table:table-cell table:style-name="表1.A2" office:value-type="string">
            <text:p text:style-name="P18">0.1<text:span text:style-name="T5">1</text:span></text:p>
          </table:table-cell>
          <table:table-cell table:style-name="表1.A2" office:value-type="string">
            <text:p text:style-name="P18">0.1<text:span text:style-name="T5">5</text:span></text:p>
          </table:table-cell>
          <table:table-cell table:style-name="表1.A2" office:value-type="string">
            <text:p text:style-name="P18">0.2<text:span text:style-name="T5">0</text:span></text:p>
          </table:table-cell>
          <table:table-cell table:style-name="表1.E2" office:value-type="string">
            <text:p text:style-name="P18">0.2<text:span text:style-name="T5">5</text:span></text:p>
          </table:table-cell>
        </table:table-row>
        <table:table-row>
          <table:table-cell table:style-name="表1.A2" office:value-type="string">
            <text:p text:style-name="Table_20_Contents">画像を2値化せず、そのまま予測した時の正答率</text:p>
          </table:table-cell>
          <table:table-cell table:style-name="表1.A2" office:value-type="string">
            <text:p text:style-name="P20">0.13</text:p>
          </table:table-cell>
          <table:table-cell table:style-name="表1.A2" office:value-type="string">
            <text:p text:style-name="P20">0.16</text:p>
          </table:table-cell>
          <table:table-cell table:style-name="表1.A2" office:value-type="string">
            <text:p text:style-name="P20">0.23</text:p>
          </table:table-cell>
          <table:table-cell table:style-name="表1.E2" office:value-type="string">
            <text:p text:style-name="P20">0.27</text:p>
          </table:table-cell>
        </table:table-row>
        <table:table-row>
          <table:table-cell table:style-name="表1.A2" office:value-type="string">
            <text:p text:style-name="Table_20_Contents">画像ファイルの置き場所</text:p>
          </table:table-cell>
          <table:table-cell table:style-name="表1.A2" office:value-type="string">
            <text:p text:style-name="P21">problem4_1/</text:p>
          </table:table-cell>
          <table:table-cell table:style-name="表1.A2" office:value-type="string">
            <text:p text:style-name="P21">problem4_2/</text:p>
          </table:table-cell>
          <table:table-cell table:style-name="表1.A2" office:value-type="string">
            <text:p text:style-name="P21">problem4_3/</text:p>
          </table:table-cell>
          <table:table-cell table:style-name="表1.E2" office:value-type="string">
            <text:p text:style-name="P21">problem4_4/</text:p>
          </table:table-cell>
        </table:table-row>
      </table:table>
      <text:p text:style-name="P2"><text:soft-page-break/></text:p>
      <text:p text:style-name="P2"/>
      <text:p text:style-name="P2">また、画像は以下のような見た目になった。</text:p>
      <text:p text:style-name="P2"/>
      <text:p text:style-name="P2"><draw:frame draw:style-name="fr1" draw:name="イメージ1" text:anchor-type="paragraph" svg:x="0.889cm" svg:y="0.464cm" svg:width="0.847cm" svg:height="0.847cm" draw:z-index="0"><draw:image xlink:href="Pictures/1000000000000020000000203F8F42F9039F9C4A.png" xlink:type="simple" xlink:show="embed" xlink:actuate="onLoad" loext:mime-type="image/x-vclgraphic"/></draw:frame></text:p>
      <text:p text:style-name="P2"><draw:frame draw:style-name="fr1" draw:name="イメージ2" text:anchor-type="paragraph" svg:x="1.859cm" svg:y="0.065cm" svg:width="0.847cm" svg:height="0.847cm" draw:z-index="1"><draw:image xlink:href="Pictures/1000000000000020000000209E971AE6CF4AB520.png" xlink:type="simple" xlink:show="embed" xlink:actuate="onLoad" loext:mime-type="image/x-vclgraphic"/></draw:frame><draw:frame draw:style-name="fr1" draw:name="イメージ3" text:anchor-type="paragraph" svg:x="3.909cm" svg:y="0.021cm" svg:width="0.847cm" svg:height="0.847cm" draw:z-index="2"><draw:image xlink:href="Pictures/1000000000000020000000201E2EC896BD4A0002.png" xlink:type="simple" xlink:show="embed" xlink:actuate="onLoad" loext:mime-type="image/x-vclgraphic"/></draw:frame><draw:frame draw:style-name="fr1" draw:name="イメージ4" text:anchor-type="paragraph" svg:x="2.806cm" svg:y="0cm" svg:width="0.847cm" svg:height="0.847cm" draw:z-index="3"><draw:image xlink:href="Pictures/100000000000002000000020B568EA516871BEAA.png" xlink:type="simple" xlink:show="embed" xlink:actuate="onLoad" loext:mime-type="image/x-vclgraphic"/></draw:frame><draw:frame draw:style-name="fr1" draw:name="イメージ6" text:anchor-type="paragraph" svg:x="5.74cm" svg:y="0cm" svg:width="0.847cm" svg:height="0.847cm" draw:z-index="4"><draw:image xlink:href="Pictures/10000000000000200000002046DB2C907062FB54.png" xlink:type="simple" xlink:show="embed" xlink:actuate="onLoad" loext:mime-type="image/x-vclgraphic"/></draw:frame><draw:frame draw:style-name="fr1" draw:name="イメージ7" text:anchor-type="paragraph" svg:x="6.731cm" svg:y="0.044cm" svg:width="0.847cm" svg:height="0.847cm" draw:z-index="5"><draw:image xlink:href="Pictures/100000000000002000000020F6CA105216966DDC.png" xlink:type="simple" xlink:show="embed" xlink:actuate="onLoad" loext:mime-type="image/x-vclgraphic"/></draw:frame><draw:frame draw:style-name="fr1" draw:name="イメージ8" text:anchor-type="paragraph" svg:x="7.731cm" svg:y="0.023cm" svg:width="0.847cm" svg:height="0.847cm" draw:z-index="6"><draw:image xlink:href="Pictures/1000000000000020000000205EDF9386D37DF767.png" xlink:type="simple" xlink:show="embed" xlink:actuate="onLoad" loext:mime-type="image/x-vclgraphic"/></draw:frame><draw:frame draw:style-name="fr1" draw:name="イメージ9" text:anchor-type="paragraph" svg:x="8.576cm" svg:y="0.023cm" svg:width="0.847cm" svg:height="0.847cm" draw:z-index="7"><draw:image xlink:href="Pictures/1000000000000020000000206ECAE437C26E1ACE.png" xlink:type="simple" xlink:show="embed" xlink:actuate="onLoad" loext:mime-type="image/x-vclgraphic"/></draw:frame><draw:frame draw:style-name="fr1" draw:name="イメージ10" text:anchor-type="paragraph" svg:x="9.421cm" svg:y="0.023cm" svg:width="0.847cm" svg:height="0.847cm" draw:z-index="8"><draw:image xlink:href="Pictures/1000000000000020000000202109A5AFF8121903.png" xlink:type="simple" xlink:show="embed" xlink:actuate="onLoad" loext:mime-type="image/x-vclgraphic"/></draw:frame><draw:frame draw:style-name="fr1" draw:name="イメージ5" text:anchor-type="paragraph" svg:x="4.754cm" svg:y="0.021cm" svg:width="0.847cm" svg:height="0.847cm" draw:z-index="9"><draw:image xlink:href="Pictures/100000000000002000000020D6C3C1E2ACBB3607.png" xlink:type="simple" xlink:show="embed" xlink:actuate="onLoad" loext:mime-type="image/x-vclgraphic"/></draw:frame></text:p>
      <text:p text:style-name="P2"/>
      <text:p text:style-name="P2"/>
      <text:p text:style-name="P2">図2<text:span text:style-name="T4">　閾値を-0.0012にした時の摂動を加えたあとの画像。正しく読めたのは左から数えて1,2,5,7番目。</text:span></text:p>
      <text:p text:style-name="P2"/>
      <text:p text:style-name="P2"/>
      <text:p text:style-name="P2"/>
      <text:p text:style-name="P9">4.3<text:span text:style-name="T7">　より良い攻撃の実装</text:span></text:p>
      <text:p text:style-name="P2"/>
      <text:p text:style-name="P2"><text:span text:style-name="T9">　</text:span>4.2の方法では、画像によってはあまりにたくさんの摂動が加わってしまい、人間の目をごまかせなくなってしまうことがある（図2の右3つなど）。そこで、この節ではクロスエントロピー誤差関数の偏微分係数が小さいピクセル<text:span text:style-name="T8">n（=100,50,30,15)個を、そこの画素値が2値化後に255（白）であるならば122（2値化後黒になる）にするという手法を取る。この方法ならば、摂動により変化するピクセルの数を制限することができるので人間の目で文字を正しく読むことを阻害しないだろう。</text:span></text:p>
      <text:p text:style-name="P2"/>
      <text:p text:style-name="P11">この攻撃の結果は以下の通りである。</text:p>
      <text:p text:style-name="P11"/>
      <text:p text:style-name="P12"/>
      <table:table table:name="表2" table:style-name="表2">
        <table:table-column table:style-name="表2.A"/>
        <table:table-column table:style-name="表2.B"/>
        <table:table-column table:style-name="表2.C"/>
        <table:table-column table:style-name="表2.D"/>
        <table:table-column table:style-name="表2.E"/>
        <table:table-row>
          <table:table-cell table:style-name="表2.A1" office:value-type="string">
            <text:p text:style-name="P23">摂動を与えるピクセル数</text:p>
          </table:table-cell>
          <table:table-cell table:style-name="表2.A1" office:value-type="string">
            <text:p text:style-name="P24">100</text:p>
          </table:table-cell>
          <table:table-cell table:style-name="表2.A1" office:value-type="string">
            <text:p text:style-name="P24">50</text:p>
          </table:table-cell>
          <table:table-cell table:style-name="表2.A1" office:value-type="string">
            <text:p text:style-name="P24">30</text:p>
          </table:table-cell>
          <table:table-cell table:style-name="表2.E1" office:value-type="string">
            <text:p text:style-name="P24">15</text:p>
          </table:table-cell>
        </table:table-row>
        <table:table-row>
          <table:table-cell table:style-name="表2.A2" office:value-type="string">
            <text:p text:style-name="P23">画像を2値化した後で予測した時の正答率</text:p>
          </table:table-cell>
          <table:table-cell table:style-name="表2.A2" office:value-type="string">
            <text:p text:style-name="P19">0.<text:span text:style-name="T10">0</text:span></text:p>
          </table:table-cell>
          <table:table-cell table:style-name="表2.A2" office:value-type="string">
            <text:p text:style-name="P19">0.<text:span text:style-name="T10">0</text:span></text:p>
          </table:table-cell>
          <table:table-cell table:style-name="表2.A2" office:value-type="string">
            <text:p text:style-name="P19">0.<text:span text:style-name="T10">045</text:span></text:p>
          </table:table-cell>
          <table:table-cell table:style-name="表2.E2" office:value-type="string">
            <text:p text:style-name="P19">0.<text:span text:style-name="T11">299</text:span></text:p>
          </table:table-cell>
        </table:table-row>
        <table:table-row>
          <table:table-cell table:style-name="表2.A2" office:value-type="string">
            <text:p text:style-name="P23">画像ファイルの置き場所</text:p>
          </table:table-cell>
          <table:table-cell table:style-name="表2.A2" office:value-type="string">
            <text:p text:style-name="P22">problem4_<text:span text:style-name="T9">5</text:span>/</text:p>
          </table:table-cell>
          <table:table-cell table:style-name="表2.A2" office:value-type="string">
            <text:p text:style-name="P22">problem4_<text:span text:style-name="T9">6</text:span>/</text:p>
          </table:table-cell>
          <table:table-cell table:style-name="表2.A2" office:value-type="string">
            <text:p text:style-name="P22">problem4_<text:span text:style-name="T9">7</text:span>/</text:p>
          </table:table-cell>
          <table:table-cell table:style-name="表2.E2" office:value-type="string">
            <text:p text:style-name="P22">problem4_<text:span text:style-name="T9">8</text:span>/</text:p>
          </table:table-cell>
        </table:table-row>
      </table:table>
      <text:p text:style-name="P13"/>
      <text:p text:style-name="P13"/>
      <text:p text:style-name="P14">また、画像は以下のような見た目になった。</text:p>
      <text:p text:style-name="P14"/>
      <text:p text:style-name="P15">　</text:p>
      <text:p text:style-name="P14"><draw:frame draw:style-name="fr1" draw:name="イメージ11" text:anchor-type="paragraph" svg:x="0.757cm" svg:y="0.332cm" svg:width="0.847cm" svg:height="0.847cm" draw:z-index="10"><draw:image xlink:href="Pictures/100000000000002000000020B95C88F69D5D6765.png" xlink:type="simple" xlink:show="embed" xlink:actuate="onLoad" loext:mime-type="image/x-vclgraphic"/></draw:frame><draw:frame draw:style-name="fr1" draw:name="イメージ12" text:anchor-type="paragraph" svg:x="1.602cm" svg:y="0.332cm" svg:width="0.847cm" svg:height="0.847cm" draw:z-index="11"><draw:image xlink:href="Pictures/1000000000000020000000204AE5713D9E799A29.png" xlink:type="simple" xlink:show="embed" xlink:actuate="onLoad" loext:mime-type="image/x-vclgraphic"/></draw:frame><draw:frame draw:style-name="fr1" draw:name="イメージ13" text:anchor-type="paragraph" svg:x="2.447cm" svg:y="0.332cm" svg:width="0.847cm" svg:height="0.847cm" draw:z-index="12"><draw:image xlink:href="Pictures/1000000000000020000000200B5398A16809735E.png" xlink:type="simple" xlink:show="embed" xlink:actuate="onLoad" loext:mime-type="image/x-vclgraphic"/></draw:frame><draw:frame draw:style-name="fr1" draw:name="イメージ14" text:anchor-type="paragraph" svg:x="3.291cm" svg:y="0.332cm" svg:width="0.847cm" svg:height="0.847cm" draw:z-index="13"><draw:image xlink:href="Pictures/1000000000000020000000204DF85B568658D9CE.png" xlink:type="simple" xlink:show="embed" xlink:actuate="onLoad" loext:mime-type="image/x-vclgraphic"/></draw:frame><draw:frame draw:style-name="fr1" draw:name="イメージ15" text:anchor-type="paragraph" svg:x="4.24cm" svg:y="0.42cm" svg:width="0.847cm" svg:height="0.847cm" draw:z-index="14"><draw:image xlink:href="Pictures/100000000000002000000020C740821FE655E848.png" xlink:type="simple" xlink:show="embed" xlink:actuate="onLoad" loext:mime-type="image/x-vclgraphic"/></draw:frame><draw:frame draw:style-name="fr1" draw:name="イメージ16" text:anchor-type="paragraph" svg:x="7.504cm" svg:y="0.266cm" svg:width="0.847cm" svg:height="0.847cm" draw:z-index="15"><draw:image xlink:href="Pictures/10000000000000200000002050CC7389A58A3564.png" xlink:type="simple" xlink:show="embed" xlink:actuate="onLoad" loext:mime-type="image/x-vclgraphic"/></draw:frame><draw:frame draw:style-name="fr1" draw:name="イメージ17" text:anchor-type="paragraph" svg:x="8.348cm" svg:y="0.266cm" svg:width="0.847cm" svg:height="0.847cm" draw:z-index="16"><draw:image xlink:href="Pictures/100000000000002000000020897F4172D0585C04.png" xlink:type="simple" xlink:show="embed" xlink:actuate="onLoad" loext:mime-type="image/x-vclgraphic"/></draw:frame><draw:frame draw:style-name="fr1" draw:name="イメージ18" text:anchor-type="paragraph" svg:x="9.312cm" svg:y="0.242cm" svg:width="0.847cm" svg:height="0.847cm" draw:z-index="17"><draw:image xlink:href="Pictures/1000000000000020000000208F3D075F21BC2016.png" xlink:type="simple" xlink:show="embed" xlink:actuate="onLoad" loext:mime-type="image/x-vclgraphic"/></draw:frame><draw:frame draw:style-name="fr1" draw:name="イメージ19" text:anchor-type="paragraph" svg:x="10.156cm" svg:y="0.242cm" svg:width="0.847cm" svg:height="0.847cm" draw:z-index="18"><draw:image xlink:href="Pictures/10000000000000200000002047AB0C7C637C827A.png" xlink:type="simple" xlink:show="embed" xlink:actuate="onLoad" loext:mime-type="image/x-vclgraphic"/></draw:frame><draw:frame draw:style-name="fr1" draw:name="イメージ20" text:anchor-type="paragraph" svg:x="11.164cm" svg:y="0.289cm" svg:width="0.847cm" svg:height="0.847cm" draw:z-index="19"><draw:image xlink:href="Pictures/10000000000000200000002058D2631539FDB5F2.png" xlink:type="simple" xlink:show="embed" xlink:actuate="onLoad" loext:mime-type="image/x-vclgraphic"/></draw:frame></text:p>
      <text:p text:style-name="P14"/>
      <text:p text:style-name="P15">　　　　　　　　　　　　　　　　　</text:p>
      <text:p text:style-name="P14"/>
      <text:p text:style-name="P5">図3<text:span text:style-name="T4">　摂動を与えるピクセル数を50個にした時（左5つ）及び15個にした時（右5つ）に摂動を加えたあとの画像の例。</text:span></text:p>
      <text:p text:style-name="P4"/>
      <text:p text:style-name="P4"/>
      <text:p text:style-name="P14">　表及び図3に示した通り、確かに人間の見た目にはほとんど変化がない一方で、ニューラルネットを完全に”騙す”ことに成功した。摂動を与えるピクセル数を調節することで、うまく人間のチェックをすり抜けてかつニューラルネットワークに誤答させることができるだろう。</text:p>
      <text:p text:style-name="P14"/>
      <text:p text:style-name="P14"/>
      <text:p text:style-name="P14"/>
      <text:p text:style-name="P10">感想</text:p>
      <text:p text:style-name="P16"/>
      <text:p text:style-name="P17"><text:span text:style-name="T12">　</text:span>課題4.<text:span text:style-name="T12">3</text:span>で行った攻撃は我ながらかなりの威力であったと考えている。特に図3の右側の画像は、人間の目には印刷のカスレにしか見えない程度の摂動でニューラルネットワークに文字を認識できなくしていると言えるだろう。</text:p>
      <text:p text:style-name="P17"><text:span text:style-name="T13">　</text:span>また、2値化するという防御策によってかえって攻撃者が与えた摂動の効果を増大させ、クロスエントロピー誤差関数を大きくしてしまっているのが面白いと思っ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kaoPGothic"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18:10:20.673576637</meta:creation-date>
    <dc:date>2018-05-09T18:27:46.511678540</dc:date>
    <meta:editing-duration>PT7H26M21S</meta:editing-duration>
    <meta:editing-cycles>48</meta:editing-cycles>
    <meta:generator>LibreOffice/5.4.5.1$Linux_X86_64 LibreOffice_project/40m0$Build-1</meta:generator>
    <meta:document-statistic meta:table-count="2" meta:image-count="23" meta:object-count="0" meta:page-count="2" meta:paragraph-count="66" meta:word-count="1749" meta:character-count="2039" meta:non-whitespace-character-count="2011"/>
  </office:meta>
</office:document-meta>
</file>